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-light, sans-serif"/>
    <style:font-face style:name="arial1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officeooo:paragraph-rsid="004b2349"/>
    </style:style>
    <style:style style:name="P3" style:family="paragraph" style:parent-style-name="Standard">
      <style:paragraph-properties fo:text-align="justify" style:justify-single-word="false"/>
      <style:text-properties officeooo:paragraph-rsid="0052edc5"/>
    </style:style>
    <style:style style:name="P4" style:family="paragraph" style:parent-style-name="Standard">
      <style:paragraph-properties fo:text-align="justify" style:justify-single-word="false"/>
      <style:text-properties officeooo:paragraph-rsid="005831da"/>
    </style:style>
    <style:style style:name="P5" style:family="paragraph" style:parent-style-name="Standard">
      <style:paragraph-properties fo:text-align="justify" style:justify-single-word="false"/>
      <style:text-properties officeooo:paragraph-rsid="005a2d6e"/>
    </style:style>
    <style:style style:name="P6" style:family="paragraph" style:parent-style-name="Standard">
      <style:paragraph-properties fo:text-align="justify" style:justify-single-word="false"/>
      <style:text-properties officeooo:paragraph-rsid="005b6cb5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1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1" fo:font-size="12pt" officeooo:paragraph-rsid="0019be8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1" fo:font-size="12pt" officeooo:paragraph-rsid="001530f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1" fo:font-size="12pt" officeooo:paragraph-rsid="003adbfd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1" fo:font-size="12pt" officeooo:paragraph-rsid="001828e3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1" fo:font-size="12pt" officeooo:paragraph-rsid="0013405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1" fo:font-size="12pt" officeooo:paragraph-rsid="0033ee9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1" fo:font-size="12pt" officeooo:paragraph-rsid="0030ced4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1" fo:font-size="12pt" officeooo:paragraph-rsid="002d959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1" fo:font-size="12pt" officeooo:paragraph-rsid="000ea3a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1" fo:font-size="12pt" officeooo:paragraph-rsid="00500d21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1" fo:font-size="12pt" style:font-name-asian="Arial1" style:font-size-asian="12pt" style:font-name-complex="Arial1" style:font-size-complex="12pt" style:language-complex="pt" style:country-complex="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1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1" fo:font-size="18pt" officeooo:paragraph-rsid="005d1822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1" fo:font-size="18pt" officeooo:paragraph-rsid="00607129" style:font-size-asian="18pt" style:font-size-complex="18pt"/>
    </style:style>
    <style:style style:name="P23" style:family="paragraph" style:parent-style-name="Heading_20_1">
      <style:paragraph-properties fo:text-align="justify" style:justify-single-word="false"/>
      <style:text-properties fo:color="#000000" style:font-name="arial1" fo:font-size="18pt" officeooo:paragraph-rsid="003d34e2" style:font-size-asian="18pt" style:font-size-complex="18pt"/>
    </style:style>
    <style:style style:name="P24" style:family="paragraph" style:parent-style-name="Heading_20_1">
      <style:paragraph-properties fo:text-align="justify" style:justify-single-word="false"/>
      <style:text-properties fo:color="#000000" style:font-name="arial1" fo:font-size="18pt" officeooo:paragraph-rsid="00500d21" style:font-size-asian="18pt" style:font-size-complex="18pt"/>
    </style:style>
    <style:style style:name="P25" style:family="paragraph" style:parent-style-name="Heading_20_1">
      <style:paragraph-properties fo:text-align="justify" style:justify-single-word="false"/>
      <style:text-properties fo:color="#000000" style:font-name="arial1" fo:font-size="18pt" officeooo:paragraph-rsid="000ea3a0" style:font-size-asian="18pt" style:font-size-complex="18pt"/>
    </style:style>
    <style:style style:name="P26" style:family="paragraph" style:parent-style-name="Heading_20_1">
      <style:paragraph-properties fo:text-align="justify" style:justify-single-word="false"/>
      <style:text-properties fo:color="#000000" style:font-name="arial1" fo:font-size="12pt" style:font-size-asian="12pt" style:font-name-complex="Arial1" style:font-size-complex="12pt" style:language-complex="pt" style:country-complex="PT"/>
    </style:style>
    <style:style style:name="P27" style:family="paragraph" style:parent-style-name="Heading_20_2">
      <style:paragraph-properties fo:text-align="justify" style:justify-single-word="false"/>
      <style:text-properties officeooo:paragraph-rsid="000ea3a0"/>
    </style:style>
    <style:style style:name="P28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1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29" style:family="paragraph" style:parent-style-name="Standard">
      <style:paragraph-properties fo:text-align="justify" style:justify-single-word="false"/>
      <style:text-properties fo:color="#000000" style:font-name="arial1" fo:font-size="12pt" officeooo:paragraph-rsid="002803c2" style:font-size-asian="12pt" style:font-size-complex="12pt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officeooo:paragraph-rsid="00617058"/>
    </style:style>
    <style:style style:name="T1" style:family="text">
      <style:text-properties fo:color="#000000" style:font-name="arial1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1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1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1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1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1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1" fo:font-size="12pt" style:text-underline-style="none" style:font-size-asian="12pt" style:font-size-complex="12pt"/>
    </style:style>
    <style:style style:name="T8" style:family="text">
      <style:text-properties fo:color="#000000" style:font-name="arial1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1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1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1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1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1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1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1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7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1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1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0" style:family="text">
      <style:text-properties fo:color="#000000" style:font-name="arial1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2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1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1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1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style:font-name="arial1" fo:font-size="12pt" fo:font-weight="bold" officeooo:rsid="002803c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26" style:family="text">
      <style:text-properties fo:color="#000000" style:font-name="arial1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27" style:family="text">
      <style:text-properties fo:color="#000000" style:font-name="arial1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8" style:family="text">
      <style:text-properties fo:color="#000000" style:font-name="arial1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9" style:family="text">
      <style:text-properties fo:color="#000000" style:font-name="arial1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0" style:family="text">
      <style:text-properties fo:color="#000000" style:font-name="arial1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1" style:family="text">
      <style:text-properties fo:color="#000000" style:font-name="arial1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2" style:family="text">
      <style:text-properties fo:color="#000000" style:font-name="arial1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color="#000000" style:font-name="arial1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4" style:family="text">
      <style:text-properties fo:color="#000000" style:font-name="arial1" fo:font-size="12pt" fo:font-weight="normal" officeooo:rsid="0045a71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5" style:family="text">
      <style:text-properties fo:color="#000000" style:font-name="arial1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6" style:family="text">
      <style:text-properties fo:color="#000000" style:font-name="arial1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37" style:family="text">
      <style:text-properties fo:color="#000000" style:font-name="arial1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38" style:family="text">
      <style:text-properties fo:color="#000000" style:font-name="arial1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3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color="#000000" style:text-underline-style="solid" style:text-underline-width="auto" style:text-underline-color="font-color"/>
    </style:style>
    <style:style style:name="T41" style:family="text">
      <style:text-properties fo:font-variant="normal" fo:text-transform="none" fo:color="#000000" style:font-name="arial1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42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000000" style:font-name="arial1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4" style:family="text">
      <style:text-properties fo:font-variant="normal" fo:text-transform="none" fo:color="#000000" style:font-name="arial1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5" style:family="text">
      <style:text-properties fo:font-variant="normal" fo:text-transform="none" fo:color="#000000" style:font-name="arial1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46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47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48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49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50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51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52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53" style:family="text">
      <style:text-properties fo:font-weight="bold" style:font-weight-asian="bold" style:font-name-complex="Arial1" style:language-complex="pt" style:country-complex="PT"/>
    </style:style>
    <style:style style:name="T54" style:family="text">
      <style:text-properties fo:font-weight="bold" officeooo:rsid="00222d90" style:font-weight-asian="bold" style:font-name-complex="Arial1" style:language-complex="pt" style:country-complex="PT"/>
    </style:style>
    <style:style style:name="T55" style:family="text">
      <style:text-properties fo:font-weight="bold" officeooo:rsid="00047fbc" style:font-weight-asian="bold" style:font-name-complex="Arial1" style:language-complex="pt" style:country-complex="PT"/>
    </style:style>
    <style:style style:name="T56" style:family="text">
      <style:text-properties fo:font-weight="bold" officeooo:rsid="000ea3a0" style:font-weight-asian="bold" style:font-name-complex="Arial1" style:language-complex="pt" style:country-complex="PT"/>
    </style:style>
    <style:style style:name="T57" style:family="text">
      <style:text-properties fo:font-weight="bold" officeooo:rsid="00390218" style:font-weight-asian="bold" style:font-name-complex="Arial1" style:language-complex="pt" style:country-complex="PT"/>
    </style:style>
    <style:style style:name="T58" style:family="text">
      <style:text-properties fo:font-weight="bold" style:font-name-asian="Arial1" style:font-weight-asian="bold" style:font-name-complex="Arial1" style:language-complex="pt" style:country-complex="PT"/>
    </style:style>
    <style:style style:name="T59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60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61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62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63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64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65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66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67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68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69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70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71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72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73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74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75" style:family="text">
      <style:text-properties fo:font-weight="bold" style:font-name-asian="Arial1" style:font-weight-asian="bold" style:font-name-complex="Arial1" style:language-complex="pt" style:country-complex="PT" style:font-weight-complex="normal"/>
    </style:style>
    <style:style style:name="T76" style:family="text">
      <style:text-properties fo:font-weight="bold" officeooo:rsid="001a8142" style:font-name-asian="Arial1" style:font-weight-asian="bold" style:font-name-complex="Arial1" style:language-complex="pt" style:country-complex="PT" style:font-weight-complex="normal"/>
    </style:style>
    <style:style style:name="T77" style:family="text">
      <style:text-properties fo:font-weight="bold" officeooo:rsid="001b7398" style:font-name-asian="Arial1" style:font-weight-asian="bold" style:font-name-complex="Arial1" style:language-complex="pt" style:country-complex="PT" style:font-weight-complex="normal"/>
    </style:style>
    <style:style style:name="T78" style:family="text">
      <style:text-properties fo:font-weight="bold" officeooo:rsid="002803c2" style:font-name-asian="Arial1" style:font-weight-asian="bold" style:font-name-complex="Arial1" style:language-complex="pt" style:country-complex="PT" style:font-weight-complex="normal"/>
    </style:style>
    <style:style style:name="T79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80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81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82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83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84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85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86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87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88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89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90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91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92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93" style:family="text">
      <style:text-properties style:font-name-asian="Arial1" style:font-name-complex="Arial1" style:language-complex="pt" style:country-complex="PT"/>
    </style:style>
    <style:style style:name="T94" style:family="text">
      <style:text-properties officeooo:rsid="0013405f" style:font-name-asian="Arial1" style:font-name-complex="Arial1" style:language-complex="pt" style:country-complex="PT"/>
    </style:style>
    <style:style style:name="T95" style:family="text">
      <style:text-properties officeooo:rsid="001a8142" style:font-name-asian="Arial1" style:font-name-complex="Arial1" style:language-complex="pt" style:country-complex="PT"/>
    </style:style>
    <style:style style:name="T96" style:family="text">
      <style:text-properties officeooo:rsid="0017e9c9" style:font-name-asian="Arial1" style:font-name-complex="Arial1" style:language-complex="pt" style:country-complex="PT"/>
    </style:style>
    <style:style style:name="T97" style:family="text">
      <style:text-properties officeooo:rsid="00169323" style:font-name-asian="Arial1" style:font-name-complex="Arial1" style:language-complex="pt" style:country-complex="PT"/>
    </style:style>
    <style:style style:name="T98" style:family="text">
      <style:text-properties officeooo:rsid="001530fc" style:font-name-asian="Arial1" style:font-name-complex="Arial1" style:language-complex="pt" style:country-complex="PT"/>
    </style:style>
    <style:style style:name="T99" style:family="text">
      <style:text-properties style:font-name-asian="Arial1" style:font-name-complex="Arial1" style:language-complex="pt" style:country-complex="PT" style:font-weight-complex="bold"/>
    </style:style>
    <style:style style:name="T100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01" style:family="text">
      <style:text-properties fo:background-color="#ffffff" loext:char-shading-value="0" style:font-name-complex="Arial1"/>
    </style:style>
    <style:style style:name="T102" style:family="text">
      <style:text-properties officeooo:rsid="0013405f" fo:background-color="#ffffff" loext:char-shading-value="0" style:font-name-complex="Arial1"/>
    </style:style>
    <style:style style:name="T103" style:family="text">
      <style:text-properties officeooo:rsid="0017e9c9" fo:background-color="#ffffff" loext:char-shading-value="0" style:font-name-complex="Arial1"/>
    </style:style>
    <style:style style:name="T104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05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06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07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08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09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0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1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2" style:family="text">
      <style:text-properties officeooo:rsid="006170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João Paulo Hotequil</text:p>
      <text:h text:style-name="P27" text:outline-level="2"><text:span text:style-name="T5">Minha página na web: </text:span><text:a xlink:type="simple" xlink:href="https://hotequil.tech/" text:style-name="Internet_20_link" text:visited-style-name="Visited_20_Internet_20_Link"><text:span text:style-name="T3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37">h</text:span></text:a><text:a xlink:type="simple" xlink:href="mailto:joaohotequil@gmail.com" text:style-name="ListLabel_20_12" text:visited-style-name="ListLabel_20_12"><text:span text:style-name="Internet_20_link"><text:span text:style-name="T36">otequil@</text:span></text:span></text:a><text:a xlink:type="simple" xlink:href="mailto:joaohotequil@gmail.com" text:style-name="ListLabel_20_12" text:visited-style-name="ListLabel_20_12"><text:span text:style-name="Internet_20_link"><text:span text:style-name="T38">protonmail</text:span></text:span></text:a><text:a xlink:type="simple" xlink:href="mailto:joaohotequil@gmail.com" text:style-name="ListLabel_20_12" text:visited-style-name="ListLabel_20_12"><text:span text:style-name="Internet_20_link"><text:span text:style-name="T40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26" text:outline-level="1"/>
      <text:h text:style-name="P23" text:outline-level="1"><text:span text:style-name="T54">O que eu tenho a dizer</text:span><text:span text:style-name="T53">:</text:span></text:h>
      <text:p text:style-name="P1"><text:span text:style-name="lt-line-clamp_5f__5f_raw-line"><text:span text:style-name="T41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42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8"/>
      <text:h text:style-name="P23" text:outline-level="1"><text:span text:style-name="T57">Formações</text:span><text:span text:style-name="T53">:</text:span></text:h>
      <text:h text:style-name="P24" text:outline-level="1"><text:span text:style-name="lt-line-clamp_5f__5f_raw-line"><text:span text:style-name="T50">[fevereiro de </text:span></text:span><text:span text:style-name="lt-line-clamp_5f__5f_raw-line"><text:span text:style-name="T51">2021</text:span></text:span><text:span text:style-name="lt-line-clamp_5f__5f_raw-line"><text:span text:style-name="T50"> – </text:span></text:span><text:span text:style-name="lt-line-clamp_5f__5f_raw-line"><text:span text:style-name="T51">até o momento</text:span></text:span><text:span text:style-name="lt-line-clamp_5f__5f_raw-line"><text:span text:style-name="T50">] </text:span></text:span><text:span text:style-name="lt-line-clamp_5f__5f_raw-line"><text:span text:style-name="T51">FIAP</text:span></text:span><text:span text:style-name="lt-line-clamp_5f__5f_raw-line"><text:span text:style-name="T50"> | </text:span></text:span><text:span text:style-name="lt-line-clamp_5f__5f_raw-line"><text:span text:style-name="T52">Educação a distância</text:span></text:span><text:span text:style-name="lt-line-clamp_5f__5f_raw-line"><text:span text:style-name="T50">: </text:span></text:span><text:span text:style-name="lt-line-clamp_5f__5f_raw-line"><text:span text:style-name="T48">estou cursando sistemas de informação (bacharelado) em uma graduação online de quatro anos</text:span></text:span><text:span text:style-name="lt-line-clamp_5f__5f_raw-line"><text:span text:style-name="T49">.</text:span></text:span></text:h>
      <text:p text:style-name="P17"><text:span text:style-name="T58">[fevereiro de 2018 – dezembro de 20</text:span><text:span text:style-name="T59">19</text:span><text:span text:style-name="T58">] </text:span><text:span text:style-name="T60">E.E.B. Professor Honório Miranda | Gaspar, Santa Catarina: </text:span><text:span text:style-name="T81">c</text:span><text:span text:style-name="T46">ursei o segundo e terceiro ano do ensino médio.</text:span></text:p>
      <text:p text:style-name="P17"><text:span text:style-name="T58">[fevereiro de 2006 – dezembro de 2017] </text:span><text:span text:style-name="T60">Madre Francisca Lampel | Gaspar, Santa Catarina: </text:span><text:span text:style-name="T81">c</text:span><text:span text:style-name="T47">ursei o ensino fundamental (I e II) e o primeiro ano do ensino médio.</text:span></text:p>
      <text:p text:style-name="P19"/>
      <text:h text:style-name="P25" text:outline-level="1"><text:soft-page-break/><text:span text:style-name="T55">E</text:span><text:span text:style-name="T53">specializações, </text:span><text:span text:style-name="T56">t</text:span><text:span text:style-name="T53">reinamentos e cursos </text:span><text:span text:style-name="T57">(tenho algumas outras certificações que acabei não colocando aqui)</text:span><text:span text:style-name="T53">:</text:span></text:h>
      <text:p text:style-name="P22"><text:span text:style-name="T104">[</text:span><text:span text:style-name="T105">100% concluído</text:span><text:span text:style-name="T104">] </text:span><text:span text:style-name="T108">TestDome </text:span><text:span text:style-name="T106">| </text:span><text:span text:style-name="T107">Educação a distância</text:span><text:span text:style-name="T106">: </text:span><text:span text:style-name="T109">realizei um treinamento com questões sobre </text:span><text:span text:style-name="T111">Node.js</text:span><text:span text:style-name="T106">.</text:span></text:p>
      <text:p text:style-name="P22"><text:span text:style-name="T104">[</text:span><text:span text:style-name="T105">100% concluído</text:span><text:span text:style-name="T104">] </text:span><text:span text:style-name="T108">TestDome </text:span><text:span text:style-name="T106">| </text:span><text:span text:style-name="T107">Educação a distância</text:span><text:span text:style-name="T106">: </text:span><text:span text:style-name="T109">realizei um treinamento com questões sobre </text:span><text:span text:style-name="T111">JavaScript with jQuery</text:span><text:span text:style-name="T106">.</text:span></text:p>
      <text:p text:style-name="P22"><text:span text:style-name="T104">[</text:span><text:span text:style-name="T105">100% concluído</text:span><text:span text:style-name="T104">] </text:span><text:span text:style-name="T108">TestDome </text:span><text:span text:style-name="T106">| </text:span><text:span text:style-name="T107">Educação a distância</text:span><text:span text:style-name="T106">: </text:span><text:span text:style-name="T109">realizei um treinamento com questões sobre </text:span><text:span text:style-name="T111">Vue.js</text:span><text:span text:style-name="T106">.</text:span></text:p>
      <text:p text:style-name="P21"><text:span text:style-name="T104">[</text:span><text:span text:style-name="T105">100% concluído</text:span><text:span text:style-name="T104">] </text:span><text:span text:style-name="T108">TestDome </text:span><text:span text:style-name="T106">| </text:span><text:span text:style-name="T107">Educação a distância</text:span><text:span text:style-name="T106">: </text:span><text:span text:style-name="T109">realizei um treinamento com questões sobre </text:span><text:span text:style-name="T110">TypeScript </text:span><text:span text:style-name="T111">e JavaScript</text:span><text:span text:style-name="T106">.</text:span></text:p>
      <text:p text:style-name="P6"><text:span text:style-name="T9">[</text:span><text:span text:style-name="T14">100% concluído</text:span><text:span text:style-name="T9">] </text:span><text:span text:style-name="T20">TestDome </text:span><text:span text:style-name="T17">| </text:span><text:span text:style-name="T18">Educação a distância</text:span><text:span text:style-name="T17">: </text:span><text:span text:style-name="T30">realizei um treinamento com questões sobre </text:span><text:span text:style-name="T32">Angular e TypeScript</text:span><text:span text:style-name="T17">.</text:span></text:p>
      <text:p text:style-name="P5"><text:span text:style-name="T9">[</text:span><text:span text:style-name="T14">100% concluído</text:span><text:span text:style-name="T9">] </text:span><text:span text:style-name="T20">TestDome </text:span><text:span text:style-name="T17">| </text:span><text:span text:style-name="T18">Educação a distância</text:span><text:span text:style-name="T17">: </text:span><text:span text:style-name="T30">realizei um treinamento com questões sobre </text:span><text:span text:style-name="T31">JavaScript</text:span><text:span text:style-name="T17">.</text:span></text:p>
      <text:p text:style-name="P4"><text:span text:style-name="T9">[</text:span><text:span text:style-name="T14">100% concluído</text:span><text:span text:style-name="T9">] </text:span><text:span text:style-name="T20">TestDome </text:span><text:span text:style-name="T17">| </text:span><text:span text:style-name="T18">Educação a distância</text:span><text:span text:style-name="T17">: </text:span><text:span text:style-name="T30">realizei um treinamento com questões sobre Angular</text:span><text:span text:style-name="T17">.</text:span></text:p>
      <text:p text:style-name="P3"><text:span text:style-name="T9">[</text:span><text:span text:style-name="T14">100% concluído</text:span><text:span text:style-name="T9">] </text:span><text:span text:style-name="T15">EW IT</text:span><text:span text:style-name="T16"> </text:span><text:span text:style-name="T18">(</text:span><text:span text:style-name="T19">16</text:span><text:span text:style-name="T18"> horas)</text:span><text:span text:style-name="T17"> | </text:span><text:span text:style-name="T18">Educação a distância</text:span><text:span text:style-name="T17">: </text:span><text:span text:style-name="T29">completei o curso de NodeJS</text:span><text:span text:style-name="T17">.</text:span></text:p>
      <text:p text:style-name="P18"><text:span text:style-name="T58">[</text:span><text:span text:style-name="T73">100% concluído</text:span><text:span text:style-name="T58">] </text:span><text:span text:style-name="T74">FIAP – Nano Courses </text:span><text:span text:style-name="T67">(</text:span><text:span text:style-name="T68">60</text:span><text:span text:style-name="T67"> horas)</text:span><text:span text:style-name="T60"> | </text:span><text:span text:style-name="T67">Educação a distância</text:span><text:span text:style-name="T60">: </text:span><text:span text:style-name="T90">concluí </text:span><text:span text:style-name="T92">o </text:span><text:span text:style-name="T90">curso de </text:span><text:span text:style-name="T92">comunicação e semiótica nos Nano Courses</text:span><text:span text:style-name="T60">.</text:span></text:p>
      <text:p text:style-name="P11"><text:span text:style-name="T58">[</text:span><text:span text:style-name="T73">100% concluído</text:span><text:span text:style-name="T58">] </text:span><text:span text:style-name="T67">Loiane Groner (28 horas)</text:span><text:span text:style-name="T60"> | </text:span><text:span text:style-name="T67">Educação a distância</text:span><text:span text:style-name="T60">: </text:span><text:span text:style-name="T90">concluí um curso de Angular pela plataforma online da Loiane Groner</text:span><text:span text:style-name="T60">.</text:span></text:p>
      <text:p text:style-name="P16"><text:span text:style-name="T58">[</text:span><text:span text:style-name="T72">dezembro</text:span><text:span text:style-name="T58"> de </text:span><text:span text:style-name="T72">2020</text:span><text:span text:style-name="T58"> – </text:span><text:span text:style-name="T72">dezembro</text:span><text:span text:style-name="T58"> de </text:span><text:span text:style-name="T72">2020</text:span><text:span text:style-name="T58">] </text:span><text:span text:style-name="T72">Microsoft</text:span><text:span text:style-name="T60"> </text:span><text:span text:style-name="T61">(</text:span><text:span text:style-name="T64">2</text:span><text:span text:style-name="T61"> horas)</text:span><text:span text:style-name="T60"> | Blumenau, Santa Catarina: </text:span><text:span text:style-name="T87">realizei o exame 70-480 da Microsoft na ProWay com perguntas de HTML5, CSS3 e JavaScript, minha pontuação final foi de 909 pontos</text:span><text:span text:style-name="T60">.</text:span></text:p>
      <text:p text:style-name="P15"><text:span text:style-name="T60">[</text:span><text:span text:style-name="T65">outubro</text:span><text:span text:style-name="T60"> de </text:span><text:span text:style-name="T64">2020</text:span><text:span text:style-name="T60"> – </text:span><text:span text:style-name="T65">outubro</text:span><text:span text:style-name="T60"> de </text:span><text:span text:style-name="T64">2020</text:span><text:span text:style-name="T60">] </text:span><text:span text:style-name="T65">Apex</text:span><text:span text:style-name="T60"> </text:span><text:span text:style-name="T61">(</text:span><text:span text:style-name="T65">3</text:span><text:span text:style-name="T61"> horas)</text:span><text:span text:style-name="T60"> | Blumenau, Santa Catarina: </text:span><text:span text:style-name="T88">participei de um workshop sobre empreendedorismo</text:span><text:span text:style-name="T60">.</text:span></text:p>
      <text:p text:style-name="P15"><text:span text:style-name="T60">[</text:span><text:span text:style-name="T65">outubro</text:span><text:span text:style-name="T60"> de </text:span><text:span text:style-name="T64">2020</text:span><text:span text:style-name="T60"> – </text:span><text:span text:style-name="T65">outubro</text:span><text:span text:style-name="T60"> de </text:span><text:span text:style-name="T64">2020</text:span><text:span text:style-name="T60">] </text:span><text:span text:style-name="T65">Apex</text:span><text:span text:style-name="T60"> </text:span><text:span text:style-name="T61">(</text:span><text:span text:style-name="T65">3</text:span><text:span text:style-name="T61"> horas)</text:span><text:span text:style-name="T60"> | Blumenau, Santa Catarina: </text:span><text:span text:style-name="T88">participei de um workshop sobre planejamento de carreira</text:span><text:span text:style-name="T60">.</text:span></text:p>
      <text:p text:style-name="P14"><text:span text:style-name="T60">[</text:span><text:span text:style-name="T66">novembro</text:span><text:span text:style-name="T60"> de 2019 – </text:span><text:span text:style-name="T66">novembro</text:span><text:span text:style-name="T60"> de 2019] </text:span><text:span text:style-name="T66">Front in Floripa</text:span><text:span text:style-name="T60"> </text:span><text:span text:style-name="T61">(</text:span><text:span text:style-name="T66">8</text:span><text:span text:style-name="T61"> horas)</text:span><text:span text:style-name="T60"> | </text:span><text:span text:style-name="T66">Florianópolis</text:span><text:span text:style-name="T60">, Santa Catarina: </text:span><text:span text:style-name="T89">participei do evento Front in Floripa</text:span><text:span text:style-name="T60">.</text:span></text:p>
      <text:p text:style-name="P13"><text:soft-page-break/><text:span text:style-name="T58">[janeiro de 2019 – junho de 2019]</text:span><text:span text:style-name="T93"> </text:span><text:span text:style-name="T60">Apex </text:span><text:span text:style-name="T61">(180 horas)</text:span><text:span text:style-name="T60"> | Blumenau, Santa Catarina: </text:span><text:span text:style-name="T81">t</text:span><text:span text:style-name="T80">reinamento de alta performance de desenvolvimento e programação </text:span><text:span text:style-name="T82">f</text:span><text:span text:style-name="T80">ront-end </text:span><text:span text:style-name="T83">usando</text:span><text:span text:style-name="T80"> HTML5, CSS3 </text:span><text:span text:style-name="T84">(SASS e SCSS)</text:span><text:span text:style-name="T80">, JavaScript, TypeScript, testes, Angular 6, ReactJS, VueJS, Git </text:span><text:span text:style-name="T83">e </text:span><text:span text:style-name="T80">GitHub, </text:span><text:span text:style-name="T83">W</text:span><text:span text:style-name="T80">ebpack </text:span><text:span text:style-name="T83">e</text:span><text:span text:style-name="T80"> Gulp</text:span><text:span text:style-name="T60">.</text:span></text:p>
      <text:p text:style-name="P13"><text:span text:style-name="T58">[dezembro de 2018 - dezembro de 2018]</text:span><text:span text:style-name="T93"> </text:span><text:span text:style-name="T60">Apex </text:span><text:span text:style-name="T61">(16 horas)</text:span><text:span text:style-name="T60"> | Blumenau, Santa Catarina: </text:span><text:span text:style-name="T81">tr</text:span><text:span text:style-name="T80">einamento de alta performance de </text:span><text:span text:style-name="T85">l</text:span><text:span text:style-name="T80">ógica de </text:span><text:span text:style-name="T85">p</text:span><text:span text:style-name="T80">rogramação </text:span><text:span text:style-name="T86">sobre</text:span><text:span text:style-name="T80"> boas práticas, manipulação de textos, criação de objetos, armazenamento de dados em listas e tópicos avançados </text:span><text:span text:style-name="T85">da linguagem</text:span><text:span text:style-name="T80">.</text:span></text:p>
      <text:p text:style-name="P12"><text:span text:style-name="T58">[dezembro de 2018 - dezembro de 2018]</text:span><text:span text:style-name="T93"> </text:span><text:span text:style-name="T60">Apex </text:span><text:span text:style-name="T61">(16 horas)</text:span><text:span text:style-name="T60"> | Blumenau, Santa Catarina: </text:span><text:span text:style-name="T81">t</text:span><text:span text:style-name="T80">reinamento</text:span><text:span text:style-name="T93"> de alta performance de </text:span><text:span text:style-name="T94">b</text:span><text:span text:style-name="T93">anco de </text:span><text:span text:style-name="T94">d</text:span><text:span text:style-name="T93">ados </text:span><text:span text:style-name="T94">sobre</text:span><text:span text:style-name="T93"> </text:span><text:span text:style-name="T101">instalação, configuração, conceitos básicos, comandos para manipulação de tabelas, texto </text:span><text:span text:style-name="T102">e</text:span><text:span text:style-name="T101"> data, operadores, </text:span><text:span text:style-name="T102">funções </text:span><text:span text:style-name="T101">básicas </text:span><text:span text:style-name="T102">e intermediárias</text:span><text:span text:style-name="T101">, normalização de dados, relacionamento entre tabelas, </text:span><text:span text:style-name="T102">unificação de </text:span><text:span text:style-name="T101">tabelas, realização de consultas, criação de views, indexação de tabelas, backup d</text:span><text:span text:style-name="T102">e</text:span><text:span text:style-name="T101"> dados e restaura</text:span><text:span text:style-name="T102">ção</text:span><text:span text:style-name="T101"> </text:span><text:span text:style-name="T102">d</text:span><text:span text:style-name="T101">as informações da base através do backup</text:span><text:span text:style-name="T93">.</text:span></text:p>
      <text:p text:style-name="P11"><text:span text:style-name="T58">[100% concluído]</text:span><text:span text:style-name="T93"> </text:span><text:span text:style-name="T60">Udemy </text:span><text:span text:style-name="T62">(</text:span><text:span text:style-name="T79">54 horas</text:span><text:span text:style-name="T62">)</text:span><text:span text:style-name="T60"> | </text:span><text:span text:style-name="T67">Educação a distância</text:span><text:span text:style-name="T60">:</text:span><text:span text:style-name="T93"> </text:span><text:span text:style-name="T95">t</text:span><text:span text:style-name="T93">reinamento básico de desenvolvimento e programação </text:span><text:span text:style-name="T96">f</text:span><text:span text:style-name="T93">ront-end </text:span><text:span text:style-name="T96">utilizando</text:span><text:span text:style-name="T93"> </text:span><text:span text:style-name="T101">HTML5, CSS3 </text:span><text:span text:style-name="T103">e</text:span><text:span text:style-name="T101"> J</text:span><text:span text:style-name="T103">ava</text:span><text:span text:style-name="T101">S</text:span><text:span text:style-name="T103">cript</text:span><text:span text:style-name="T101"> e</text:span><text:span text:style-name="T103">m cinco</text:span><text:span text:style-name="T101"> </text:span><text:span text:style-name="T103">p</text:span><text:span text:style-name="T101">rojetos.</text:span></text:p>
      <text:p text:style-name="P11"><text:span text:style-name="T58">[100% concluído]</text:span><text:span text:style-name="T93"> </text:span><text:span text:style-name="T60">Udemy </text:span><text:span text:style-name="T63">(10 horas)</text:span><text:span text:style-name="T60"> | </text:span><text:span text:style-name="T67">Educação a distância</text:span><text:span text:style-name="T60">:</text:span><text:span text:style-name="T93"> </text:span><text:span text:style-name="T95">t</text:span><text:span text:style-name="T93">reinamento básico de inglês </text:span><text:span text:style-name="T97">sobre</text:span><text:span text:style-name="T93"> </text:span><text:span text:style-name="T97">metodologia </text:span><text:span text:style-name="T93">para ser fluente.</text:span><text:bookmark text:name="_GoBack"/></text:p>
      <text:p text:style-name="P10"><text:span text:style-name="T58">[setembro de 2018 – fevereiro de 2019]</text:span><text:span text:style-name="T93"> </text:span><text:span text:style-name="T60">Instituto Mix </text:span><text:span text:style-name="T62">(96 horas)</text:span><text:span text:style-name="T60"> | Gaspar, Santa Catarina:</text:span><text:span text:style-name="T93"> </text:span><text:span text:style-name="T81">t</text:span><text:span text:style-name="T80">reinamento</text:span><text:span text:style-name="T93"> básico de </text:span><text:span text:style-name="T98">m</text:span><text:span text:style-name="T93">ontagem e </text:span><text:span text:style-name="T98">m</text:span><text:span text:style-name="T93">anutenção </text:span><text:span text:style-name="T98">de</text:span><text:span text:style-name="T93"> hardware e redes.</text:span></text:p>
      <text:p text:style-name="P10"><text:span text:style-name="T58">[maio de 2017 – outubro de 2018]</text:span><text:span text:style-name="T93"> </text:span><text:span text:style-name="T60">GERAR </text:span><text:span text:style-name="T62">(1280 horas)</text:span><text:span text:style-name="T60"> | Gaspar e Blumenau, Santa Catarina: </text:span><text:span text:style-name="T81">c</text:span><text:span text:style-name="T80">urso</text:span><text:span text:style-name="T99"> de </text:span><text:span text:style-name="T100">a</text:span><text:span text:style-name="T99">dministração como menor aprendiz.</text:span></text:p>
      <text:p text:style-name="P7"/>
      <text:p text:style-name="P20">Experiência:</text:p>
      <text:p text:style-name="P2"><text:span text:style-name="T9">[</text:span><text:span text:style-name="T11">outubro </text:span><text:span text:style-name="T9">de </text:span><text:span text:style-name="T10">202</text:span><text:span text:style-name="T11">1</text:span><text:span text:style-name="T9"> – </text:span><text:span text:style-name="T11">até o momento</text:span><text:span text:style-name="T9">] </text:span><text:span text:style-name="T12">Desenvolvedor front-end</text:span><text:span text:style-name="T9"> | </text:span><text:span text:style-name="T11">Performa_IT</text:span><text:span text:style-name="T9">: </text:span><text:span text:style-name="T43">Trabalho atualmente como desenvolvedor front-end</text:span><text:span text:style-name="T28">.</text:span></text:p>
      <text:p text:style-name="P2"><text:span text:style-name="T9">[</text:span><text:span text:style-name="T10">janeiro</text:span><text:span text:style-name="T9"> de </text:span><text:span text:style-name="T10">2020</text:span><text:span text:style-name="T9"> – </text:span><text:span text:style-name="T11">setembro de 2021</text:span><text:span text:style-name="T9">] </text:span><text:span text:style-name="T12">Desenvolvedor front-end</text:span><text:span text:style-name="T9"> | </text:span><text:span text:style-name="T12">Velow </text:span><text:span text:style-name="T13">Sistemas</text:span><text:span text:style-name="T9">: </text:span><text:span text:style-name="T43">Trabalh</text:span><text:span text:style-name="T44">ei </text:span><text:span text:style-name="T43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28">.</text:span></text:p>
      <text:p text:style-name="P29"><text:soft-page-break/><text:span text:style-name="T58">[maio de </text:span><text:span text:style-name="T70">2019</text:span><text:span text:style-name="T58"> – </text:span><text:span text:style-name="T69">dezembro de 2019</text:span><text:span text:style-name="T58">] </text:span><text:span text:style-name="T70">Estagiário de programação</text:span><text:span text:style-name="T58"> | </text:span><text:span text:style-name="T70">Velow </text:span><text:span text:style-name="T71">Sistemas</text:span><text:span text:style-name="T58">: </text:span><text:span text:style-name="T81">a</text:span><text:span text:style-name="T80">tuei como estagiário de programação </text:span><text:span text:style-name="T91">no time de front-end</text:span><text:span text:style-name="T80">, </text:span><text:span text:style-name="T91">após isso </text:span><text:span text:style-name="T80">consegui ser efetivado.</text:span></text:p>
      <text:p text:style-name="P31"><text:span text:style-name="T21">[</text:span><text:span text:style-name="T22">novembro</text:span><text:span text:style-name="T21"> de </text:span><text:span text:style-name="T23">201</text:span><text:span text:style-name="T22">8</text:span><text:span text:style-name="T21"> – </text:span><text:span text:style-name="T22">abril</text:span><text:span text:style-name="T24"> de 2019</text:span><text:span text:style-name="T21">] </text:span><text:span text:style-name="T22">Técnico de informática</text:span><text:span text:style-name="T21"> | </text:span><text:span text:style-name="T45">Autônomo</text:span><text:span text:style-name="T21">: </text:span><text:span text:style-name="T35">comecei a fazer manutenção em computadores e atender clientes</text:span><text:span text:style-name="T27">.</text:span></text:p>
      <text:p text:style-name="P9"><text:span text:style-name="T58">[maio de 2017 – outubro de 2018] Auxiliar de TI | Fazzenda Park Hotel: </text:span><text:span text:style-name="T81">e</text:span><text:span text:style-name="T80">u era um menor aprendiz, com 14 anos, tive muitas responsabilidades e ordens de serviço para fazer, ganhei muita experiência na parte de suporte.</text:span></text:p>
      <text:p text:style-name="P30"><text:span text:style-name="T9">[junho de 2016 – janeiro de 2017] </text:span><text:span text:style-name="T26">Locutor</text:span><text:span text:style-name="T9"> | Rádio Sentinela do Vale: </text:span><text:span text:style-name="T33">t</text:span><text:span text:style-name="T27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-light, sans-serif"/>
    <style:font-face style:name="arial1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03</meta:editing-cycles>
    <meta:print-date>2019-02-01T12:54:00</meta:print-date>
    <meta:creation-date>2018-01-13T12:08:00</meta:creation-date>
    <dc:date>2022-03-12T22:15:48.609700513</dc:date>
    <meta:editing-duration>PT10H27M21S</meta:editing-duration>
    <meta:generator>LibreOffice/6.4.7.2$Linux_X86_64 LibreOffice_project/40$Build-2</meta:generator>
    <meta:document-statistic meta:table-count="0" meta:image-count="0" meta:object-count="0" meta:page-count="4" meta:paragraph-count="37" meta:word-count="950" meta:character-count="6386" meta:non-whitespace-character-count="5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